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31mm"/>
    </style:style>
    <style:style style:name="co2" style:family="table-column">
      <style:table-column-properties fo:break-before="auto" style:column-width="59.55mm"/>
    </style:style>
    <style:style style:name="co3" style:family="table-column">
      <style:table-column-properties fo:break-before="auto" style:column-width="15.61mm"/>
    </style:style>
    <style:style style:name="co4" style:family="table-column">
      <style:table-column-properties fo:break-before="auto" style:column-width="18.15mm"/>
    </style:style>
    <style:style style:name="co5" style:family="table-column">
      <style:table-column-properties fo:break-before="auto" style:column-width="74.15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0.06pt solid #000000" style:vertical-align="bottom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/>
      <style:text-properties style:text-underline-style="non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bottom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 fo:border="0.06pt solid #000000"/>
    </style: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0.06pt solid #000000" style:vertical-align="bottom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tform Africa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>
            <text:p>ASKotec v2.0_000_2019 Content List</text:p>
          </table:table-cell>
          <table:table-cell table:number-columns-repeated="5"/>
        </table:table-row>
        <table:table-row table:style-name="ro2">
          <table:table-cell table:style-name="ce2"/>
          <table:table-cell table:style-name="ce10" office:value-type="string" calcext:value-type="string">
            <text:p>DESIGN </text:p>
          </table:table-cell>
          <table:table-cell table:number-columns-repeated="4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11" office:value-type="string" calcext:value-type="string">
            <text:p>Items</text:p>
          </table:table-cell>
          <table:table-cell/>
          <table:table-cell table:style-name="ce14" office:value-type="string" calcext:value-type="string">
            <text:p>T</text:p>
          </table:table-cell>
          <table:table-cell office:value-type="string" calcext:value-type="string">
            <text:p>Tools</text:p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kg</text:p>
          </table:table-cell>
          <table:table-cell table:style-name="ce13"/>
          <table:table-cell table:style-name="ce14" office:value-type="string" calcext:value-type="string">
            <text:p>M</text:p>
          </table:table-cell>
          <table:table-cell office:value-type="string" calcext:value-type="string">
            <text:p>Materials</text:p>
          </table:table-cell>
          <table:table-cell/>
        </table:table-row>
        <table:table-row table:style-name="ro2">
          <table:table-cell table:style-name="ce5" office:value-type="string" calcext:value-type="string">
            <text:p>List</text:p>
          </table:table-cell>
          <table:table-cell table:style-name="ce11" office:value-type="string" calcext:value-type="string">
            <text:p>V2019-06-13</text:p>
          </table:table-cell>
          <table:table-cell table:style-name="ce13"/>
          <table:table-cell table:style-name="ce14" office:value-type="string" calcext:value-type="string">
            <text:p>I</text:p>
          </table:table-cell>
          <table:table-cell office:value-type="string" calcext:value-type="string">
            <text:p>Information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 table:style-name="ce23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15" office:value-type="string" calcext:value-type="string">
            <text:p>QUAN</text:p>
          </table:table-cell>
          <table:table-cell table:style-name="ce7" office:value-type="string" calcext:value-type="string">
            <text:p>DETAIL</text:p>
          </table:table-cell>
          <table:table-cell table:style-name="ce34" office:value-type="string" calcext:value-type="string">
            <text:p>CHECK</text:p>
          </table:table-cell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skotec Table of Content + Packing/Un-Packing Guide</text:p>
          </table:table-cell>
          <table:table-cell table:style-name="ce8" office:value-type="string" calcext:value-type="string">
            <text:p>I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6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OLG + OHG + OTG (1 each)</text:p>
          </table:table-cell>
          <table:table-cell table:style-name="ce8" office:value-type="string" calcext:value-type="string">
            <text:p>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Open Learning Guide, Open Hardware Guide, Open Training Guide</text:p>
          </table:table-cell>
          <table:table-cell table:style-name="ce1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1 Way Switch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WS 13x19-1E rocker switch</text:p>
          </table:table-cell>
          <table:table-cell table:style-name="ce16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,5 V AA Batteries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Alkaline 1,5 V AA/LR6</text:p>
          </table:table-cell>
          <table:table-cell table:style-name="ce16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3 Way Switch (I 0 II)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21x15mm, 250 V / 6 A</text:p>
          </table:table-cell>
          <table:table-cell table:style-name="ce16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4V Solar Panel 200mA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SOLAR SM4200 solar cell, encapsulated, 4 V, 0,2 A</text:p>
          </table:table-cell>
          <table:table-cell table:style-name="ce1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5V Regulator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7805 +5V 1A TO220</text:p>
          </table:table-cell>
          <table:table-cell table:style-name="ce16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Batteries CR 2032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CR 2032 X5 RND Lithium button cell, 3 V, 20,0x3,2 mm, pack of 5</text:p>
          </table:table-cell>
          <table:table-cell table:style-name="ce16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Battery Case (3-2)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H 3-2</text:p>
          </table:table-cell>
          <table:table-cell table:style-name="ce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Battery Case (3-3)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BH 3-3</text:p>
          </table:table-cell>
          <table:table-cell table:style-name="ce16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Battery Wire Connectors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9V connection BC-9I</text:p>
          </table:table-cell>
          <table:table-cell table:style-name="ce16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Big Led Lights Whit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10mm WS/150CD-35 120 mA 6500K</text:p>
          </table:table-cell>
          <table:table-cell table:style-name="ce16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12" office:value-type="string" calcext:value-type="string">
            <text:p>Black Iso Tap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SOBAND black VDE, 10 m x 15 mm</text:p>
          </table:table-cell>
          <table:table-cell table:style-name="ce16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12" office:value-type="string" calcext:value-type="string">
            <text:p>Capacitors 100µF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100 µF 25 V</text:p>
          </table:table-cell>
          <table:table-cell table:style-name="ce16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Capacitors 10µF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10 µF 35 V</text:p>
          </table:table-cell>
          <table:table-cell table:style-name="ce16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Circuit Board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811/5-5*100MM dot matrix</text:p>
          </table:table-cell>
          <table:table-cell table:style-name="ce16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Crocodile Clips (PACK OF 10)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MK 612S connection lines, pack of 10</text:p>
          </table:table-cell>
          <table:table-cell table:style-name="ce16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2" office:value-type="string" calcext:value-type="string">
            <text:p>Desinfaction spray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wound spray</text:p>
          </table:table-cell>
          <table:table-cell table:style-name="ce16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2" office:value-type="string" calcext:value-type="string">
            <text:p>Diodes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1000V 1A UNIVERSAL DIODE (1N 4007)</text:p>
          </table:table-cell>
          <table:table-cell table:style-name="ce16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Duct Tap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ESA 56389 SW 50 m x 50 mm</text:p>
          </table:table-cell>
          <table:table-cell table:style-name="ce16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2" office:value-type="string" calcext:value-type="string">
            <text:p>First Aid Kit 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Wundmed first aid set + belt loop (32 parts)</text:p>
          </table:table-cell>
          <table:table-cell table:style-name="ce16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2" office:value-type="string" calcext:value-type="string">
            <text:p>Garden Wir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Gardol Silver, zinc-plated, 40 m, 0,65 mm</text:p>
          </table:table-cell>
          <table:table-cell table:style-name="ce16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2" office:value-type="string" calcext:value-type="string">
            <text:p>Glue stick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UHU stick 21g</text:p>
          </table:table-cell>
          <table:table-cell table:style-name="ce16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12" office:value-type="string" calcext:value-type="string">
            <text:p>Heat Shrink Tubes (PACK OF 100)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DELOCK 86271, black pack of 100</text:p>
          </table:table-cell>
          <table:table-cell table:style-name="ce16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12" office:value-type="string" calcext:value-type="string">
            <text:p>Jumper Wire M/F (PACK OF 40)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lexJumper 10M/F (40x)</text:p>
          </table:table-cell>
          <table:table-cell table:style-name="ce16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12" office:value-type="string" calcext:value-type="string">
            <text:p>Jumper Wire M/M (PACK OF 40)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lexJumper 10M/M (40x)</text:p>
          </table:table-cell>
          <table:table-cell table:style-name="ce16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12" office:value-type="string" calcext:value-type="string">
            <text:p>Led Lights Mini Red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string" calcext:value-type="string">
            <text:p>3 RT / -25X (3mm)</text:p>
          </table:table-cell>
          <table:table-cell table:style-name="ce16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12" office:value-type="string" calcext:value-type="string">
            <text:p>Led Lights Mini Whit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bright small LEDs</text:p>
          </table:table-cell>
          <table:table-cell table:style-name="ce16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12" office:value-type="string" calcext:value-type="string">
            <text:p>Monobloc battery 9V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Alkaline , RND</text:p>
          </table:table-cell>
          <table:table-cell table:style-name="ce16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12" office:value-type="string" calcext:value-type="string">
            <text:p>Ointment Gel 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wound-healing gel</text:p>
          </table:table-cell>
          <table:table-cell table:style-name="ce16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12" office:value-type="string" calcext:value-type="string">
            <text:p>4 in 1 USB Hub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DIGITUS DA-70216, USB 2.0 Hub, 100cm</text:p>
          </table:table-cell>
          <table:table-cell table:style-name="ce16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12" office:value-type="string" calcext:value-type="string">
            <text:p>plastic bags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PE/G 80x120 (100x)</text:p>
          </table:table-cell>
          <table:table-cell table:style-name="ce16"/>
        </table:table-row>
        <table:table-row table:style-name="ro4">
          <table:table-cell table:style-name="ce8" office:value-type="float" office:value="33" calcext:value-type="float">
            <text:p>33</text:p>
          </table:table-cell>
          <table:table-cell table:style-name="ce12" office:value-type="string" calcext:value-type="string">
            <text:p>Rechargeable Batteries in a case (PACK OF 4)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AA Mignon-eneloop/Box (4x) 2000mA + plastic case</text:p>
          </table:table-cell>
          <table:table-cell table:style-name="ce16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12" office:value-type="string" calcext:value-type="string">
            <text:p>Resistors 10 Ω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string" calcext:value-type="string">
            <text:p>10R-0204-1% 0,4W TK50</text:p>
          </table:table-cell>
          <table:table-cell table:style-name="ce16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12" office:value-type="string" calcext:value-type="string">
            <text:p>Resistors 100 Ω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string" calcext:value-type="string">
            <text:p>100R-0204-1% 0,4W</text:p>
          </table:table-cell>
          <table:table-cell table:style-name="ce16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12" office:value-type="string" calcext:value-type="string">
            <text:p>Resistors 1000 Ω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string" calcext:value-type="string">
            <text:p>1kR-0204-1% 0,4W</text:p>
          </table:table-cell>
          <table:table-cell table:style-name="ce16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12" office:value-type="string" calcext:value-type="string">
            <text:p>Resistors 15 Ω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string" calcext:value-type="string">
            <text:p>15R-0204-1% 0,4W TK50</text:p>
          </table:table-cell>
          <table:table-cell table:style-name="ce16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12" office:value-type="string" calcext:value-type="string">
            <text:p>Resistors 300 Ω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string" calcext:value-type="string">
            <text:p>300R-0204-1% 0,4W TK50</text:p>
          </table:table-cell>
          <table:table-cell table:style-name="ce16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12" office:value-type="string" calcext:value-type="string">
            <text:p>Sand Paper Piec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mall piece of sandpaper sheet 100</text:p>
          </table:table-cell>
          <table:table-cell table:style-name="ce16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12" office:value-type="string" calcext:value-type="string">
            <text:p>Single Color Black Wir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IYV0,5SW 25m (BLACK)</text:p>
          </table:table-cell>
          <table:table-cell table:style-name="ce16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12" office:value-type="string" calcext:value-type="string">
            <text:p>Single Color Red Wir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IYV0,5RT 25m (RED)</text:p>
          </table:table-cell>
          <table:table-cell table:style-name="ce16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12" office:value-type="string" calcext:value-type="string">
            <text:p>Small Trainer Notepad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piral Block A6</text:p>
          </table:table-cell>
          <table:table-cell table:style-name="ce16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12" office:value-type="string" calcext:value-type="string">
            <text:p>Solder roll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ø 1mm, 100g, leaded</text:p>
          </table:table-cell>
          <table:table-cell table:style-name="ce16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12" office:value-type="string" calcext:value-type="string">
            <text:p>Soldering Greas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KOLOPHONIUM 20 G STANNOL</text:p>
          </table:table-cell>
          <table:table-cell table:style-name="ce16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12" office:value-type="string" calcext:value-type="string">
            <text:p>Sticky Notes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yellow sticky notes pack of 3x 100 small</text:p>
          </table:table-cell>
          <table:table-cell table:style-name="ce16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12" office:value-type="string" calcext:value-type="string">
            <text:p>Strong Allround Glu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50g Allround Glue strong Uhu</text:p>
          </table:table-cell>
          <table:table-cell table:style-name="ce16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12" office:value-type="string" calcext:value-type="string">
            <text:p>SuperGlue Pipett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g SuperGlue extra strong Pipette</text:p>
          </table:table-cell>
          <table:table-cell table:style-name="ce16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style-name="ce12" office:value-type="string" calcext:value-type="string">
            <text:p>Twin Wires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IY 2*0,14RT/SW 5M</text:p>
          </table:table-cell>
          <table:table-cell table:style-name="ce16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12" office:value-type="string" calcext:value-type="string">
            <text:p>Twine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tabilit plastic twine</text:p>
          </table:table-cell>
          <table:table-cell table:style-name="ce16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style-name="ce12" office:value-type="string" calcext:value-type="string">
            <text:p>Zip Ties mid size (PACK OF 100)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 zip ties black, 200x3,6mm</text:p>
          </table:table-cell>
          <table:table-cell table:style-name="ce16"/>
        </table:table-row>
        <table:table-row table:style-name="ro5">
          <table:table-cell table:style-name="ce8" office:value-type="float" office:value="51" calcext:value-type="float">
            <text:p>51</text:p>
          </table:table-cell>
          <table:table-cell table:style-name="ce12" office:value-type="string" calcext:value-type="string">
            <text:p>Arduino Starter Set V3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TARTER SET V3</text:p>
          </table:table-cell>
          <table:table-cell table:style-name="ce16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style-name="ce12" office:value-type="string" calcext:value-type="string">
            <text:p>Assortment box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10x105x40mm 8 partitions PP 200/CA</text:p>
          </table:table-cell>
          <table:table-cell table:style-name="ce16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12" office:value-type="string" calcext:value-type="string">
            <text:p>Battery Soldering Iron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8W</text:p>
          </table:table-cell>
          <table:table-cell table:style-name="ce16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12" office:value-type="string" calcext:value-type="string">
            <text:p>Bread Board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Protoboard Size 400</text:p>
          </table:table-cell>
          <table:table-cell table:style-name="ce16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12" office:value-type="string" calcext:value-type="string">
            <text:p>Bread Board Small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Protoboard Size 170</text:p>
          </table:table-cell>
          <table:table-cell table:style-name="ce16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12" office:value-type="string" calcext:value-type="string">
            <text:p>Calculato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EBELL ECO10 Eco line, black</text:p>
          </table:table-cell>
          <table:table-cell table:style-name="ce16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12" office:value-type="string" calcext:value-type="string">
            <text:p>Case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AX520</text:p>
          </table:table-cell>
          <table:table-cell table:style-name="ce16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12" office:value-type="string" calcext:value-type="string">
            <text:p>Case straps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ackpack system MAX520TR</text:p>
          </table:table-cell>
          <table:table-cell table:style-name="ce16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12" office:value-type="string" calcext:value-type="string">
            <text:p>Case trolley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rolley system MAX520</text:p>
          </table:table-cell>
          <table:table-cell table:style-name="ce16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12" office:value-type="string" calcext:value-type="string">
            <text:p>Chopsticks (PAIR)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imple chopsticks non conductive material</text:p>
          </table:table-cell>
          <table:table-cell table:style-name="ce16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12" office:value-type="string" calcext:value-type="string">
            <text:p>Clipboard With Pap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lack</text:p>
          </table:table-cell>
          <table:table-cell table:style-name="ce16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12" office:value-type="string" calcext:value-type="string">
            <text:p>Combination Chain Lock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or bicycles; 4 combination wheels</text:p>
          </table:table-cell>
          <table:table-cell table:style-name="ce16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style-name="ce12" office:value-type="string" calcext:value-type="string">
            <text:p>Copper Solder Clean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A 2mm 1,6m STANNOL</text:p>
          </table:table-cell>
          <table:table-cell table:style-name="ce16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style-name="ce12" office:value-type="string" calcext:value-type="string">
            <text:p>Cutt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ISKARS 1397 cutter, 9 mm blade</text:p>
          </table:table-cell>
          <table:table-cell table:style-name="ce16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style-name="ce12" office:value-type="string" calcext:value-type="string">
            <text:p>Cutter blades (PACK OF 10)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ISKARS 1391 10x 9 mm replacement blades</text:p>
          </table:table-cell>
          <table:table-cell table:style-name="ce16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style-name="ce12" office:value-type="string" calcext:value-type="string">
            <text:p>Eras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mall eraser</text:p>
          </table:table-cell>
          <table:table-cell table:style-name="ce16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style-name="ce12" office:value-type="string" calcext:value-type="string">
            <text:p>Hacksaw (incl. 12 blades)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INI SAEGE 12 ::150 mm blades</text:p>
          </table:table-cell>
          <table:table-cell table:style-name="ce16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12" office:value-type="string" calcext:value-type="string">
            <text:p>Headphones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Q-HP107IE :: In-Ear Stereo</text:p>
          </table:table-cell>
          <table:table-cell table:style-name="ce16"/>
        </table:table-row>
        <table:table-row table:style-name="ro6">
          <table:table-cell table:style-name="ce8" office:value-type="float" office:value="69" calcext:value-type="float">
            <text:p>69</text:p>
          </table:table-cell>
          <table:table-cell table:style-name="ce12" office:value-type="string" calcext:value-type="string">
            <text:p>HyracBox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mall/big offline server for storing links to important open resources | comes with cable &amp; battery pack</text:p>
          </table:table-cell>
          <table:table-cell table:style-name="ce16"/>
        </table:table-row>
        <table:table-row table:style-name="ro4">
          <table:table-cell table:style-name="ce8" office:value-type="float" office:value="70" calcext:value-type="float">
            <text:p>70</text:p>
          </table:table-cell>
          <table:table-cell table:style-name="ce12" office:value-type="string" calcext:value-type="string">
            <text:p>keyboard replacement stickers USA layout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keyboard replacement stickers USA layout – maxi (14x14)</text:p>
          </table:table-cell>
          <table:table-cell table:style-name="ce16"/>
        </table:table-row>
        <table:table-row table:style-name="ro4">
          <table:table-cell table:style-name="ce8" office:value-type="float" office:value="71" calcext:value-type="float">
            <text:p>71</text:p>
          </table:table-cell>
          <table:table-cell table:style-name="ce12" office:value-type="string" calcext:value-type="string">
            <text:p>Laptop | Dell E7240 | OS: Zorin OS 15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Dell Latitude E7240 i5-4300U 1,9GHz 8GB 128GB SSD 12,5"</text:p>
          </table:table-cell>
          <table:table-cell table:style-name="ce16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style-name="ce12" office:value-type="string" calcext:value-type="string">
            <text:p>LED Test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ED TESTER 2...150MA</text:p>
          </table:table-cell>
          <table:table-cell table:style-name="ce16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style-name="ce12" office:value-type="string" calcext:value-type="string">
            <text:p>Light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mall one (e.g. BIG)</text:p>
          </table:table-cell>
          <table:table-cell table:style-name="ce16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style-name="ce12" office:value-type="string" calcext:value-type="string">
            <text:p>Mark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permanent marker 3000 Edding black</text:p>
          </table:table-cell>
          <table:table-cell table:style-name="ce16"/>
        </table:table-row>
        <table:table-row table:style-name="ro4">
          <table:table-cell table:style-name="ce8" office:value-type="float" office:value="75" calcext:value-type="float">
            <text:p>75</text:p>
          </table:table-cell>
          <table:table-cell table:style-name="ce12" office:value-type="string" calcext:value-type="string">
            <text:p>Mechanical Tool Set Black And Deck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lack-orange rolled up tool bag</text:p>
          </table:table-cell>
          <table:table-cell table:style-name="ce16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style-name="ce12" office:value-type="string" calcext:value-type="string">
            <text:p>Metal rul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6"/>
        </table:table-row>
        <table:table-row table:style-name="ro4">
          <table:table-cell table:style-name="ce8" office:value-type="float" office:value="77" calcext:value-type="float">
            <text:p>77</text:p>
          </table:table-cell>
          <table:table-cell table:style-name="ce12" office:value-type="string" calcext:value-type="string">
            <text:p>Multi Battery Charg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NS 1001-0019 PhotoCam Vario, for all rechargeable batteries </text:p>
          </table:table-cell>
          <table:table-cell table:style-name="ce16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style-name="ce12" office:value-type="string" calcext:value-type="string">
            <text:p>Multimet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S 8233 B with display light</text:p>
          </table:table-cell>
          <table:table-cell table:style-name="ce16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style-name="ce12" office:value-type="string" calcext:value-type="string">
            <text:p>Notebook Sleeve 11,6“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Vivanco Notebook Sleeve 11,6“</text:p>
          </table:table-cell>
          <table:table-cell table:style-name="ce16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12" office:value-type="string" calcext:value-type="string">
            <text:p>Pen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6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 table:style-name="ce12" office:value-type="string" calcext:value-type="string">
            <text:p>Pencil + eras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6"/>
        </table:table-row>
        <table:table-row table:style-name="ro4">
          <table:table-cell table:style-name="ce8" office:value-type="float" office:value="82" calcext:value-type="float">
            <text:p>82</text:p>
          </table:table-cell>
          <table:table-cell table:style-name="ce12" office:value-type="string" calcext:value-type="string">
            <text:p>Pencil Pouch 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ylon zipper bag (Pen, Pencil, Sharpener, Small Brush, Highlighter, Marker, Metal Ruler)</text:p>
          </table:table-cell>
          <table:table-cell table:style-name="ce16"/>
        </table:table-row>
        <table:table-row table:style-name="ro4">
          <table:table-cell table:style-name="ce8" office:value-type="float" office:value="83" calcext:value-type="float">
            <text:p>83</text:p>
          </table:table-cell>
          <table:table-cell table:style-name="ce12" office:value-type="string" calcext:value-type="string">
            <text:p>Plastic Containers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BOX 11/40 <text:s/>small plastic storage container with lid</text:p>
          </table:table-cell>
          <table:table-cell table:style-name="ce16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style-name="ce12" office:value-type="string" calcext:value-type="string">
            <text:p>Plastic Zipper Bag A4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lue zipper</text:p>
          </table:table-cell>
          <table:table-cell table:style-name="ce16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style-name="ce12" office:value-type="string" calcext:value-type="string">
            <text:p>Plastic Zipper Bag A6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orange zipper</text:p>
          </table:table-cell>
          <table:table-cell table:style-name="ce16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style-name="ce12" office:value-type="string" calcext:value-type="string">
            <text:p>Plastic Zipper Bag B6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red zipper</text:p>
          </table:table-cell>
          <table:table-cell table:style-name="ce16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style-name="ce12" office:value-type="string" calcext:value-type="string">
            <text:p>Protractor / Rul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ength 160mm</text:p>
          </table:table-cell>
          <table:table-cell table:style-name="ce16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style-name="ce12" office:value-type="string" calcext:value-type="string">
            <text:p>Radio Set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M - MODUL SI 4703</text:p>
          </table:table-cell>
          <table:table-cell table:style-name="ce16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style-name="ce12" office:value-type="string" calcext:value-type="string">
            <text:p>Scissors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EXEL 2104242 stainless steel, grün</text:p>
          </table:table-cell>
          <table:table-cell table:style-name="ce16"/>
        </table:table-row>
        <table:table-row table:style-name="ro4">
          <table:table-cell table:style-name="ce8" office:value-type="float" office:value="90" calcext:value-type="float">
            <text:p>90</text:p>
          </table:table-cell>
          <table:table-cell table:style-name="ce12" office:value-type="string" calcext:value-type="string">
            <text:p>Sewing Kit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asic sewing threads and needles and magnifying glas</text:p>
          </table:table-cell>
          <table:table-cell table:style-name="ce16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style-name="ce12" office:value-type="string" calcext:value-type="string">
            <text:p>Sharpen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6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style-name="ce12" office:value-type="string" calcext:value-type="string">
            <text:p>Small Brush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mall yellow-haired paint brush</text:p>
          </table:table-cell>
          <table:table-cell table:style-name="ce16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style-name="ce12" office:value-type="string" calcext:value-type="string">
            <text:p>Small Combination Padlock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BUS Jet Set | 155 </text:p>
          </table:table-cell>
          <table:table-cell table:style-name="ce16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style-name="ce12" office:value-type="string" calcext:value-type="string">
            <text:p>Soldering Iron Tray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LEANER 460A incl. cleaner</text:p>
          </table:table-cell>
          <table:table-cell table:style-name="ce16"/>
        </table:table-row>
        <table:table-row table:style-name="ro2">
          <table:table-cell table:style-name="ce8" office:value-type="float" office:value="95" calcext:value-type="float">
            <text:p>95</text:p>
          </table:table-cell>
          <table:table-cell table:style-name="ce12" office:value-type="string" calcext:value-type="string">
            <text:p>Soldering tip (extra)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ound, 3.9mm</text:p>
          </table:table-cell>
          <table:table-cell table:style-name="ce16"/>
        </table:table-row>
        <table:table-row table:style-name="ro4">
          <table:table-cell table:style-name="ce8" office:value-type="float" office:value="96" calcext:value-type="float">
            <text:p>96</text:p>
          </table:table-cell>
          <table:table-cell table:style-name="ce12" office:value-type="string" calcext:value-type="string">
            <text:p>Textile Tool Box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ravel bag/box, Wera 2 Go 3, Textile, 325x130x80 mm, black with velcro</text:p>
          </table:table-cell>
          <table:table-cell table:style-name="ce16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style-name="ce12" office:value-type="string" calcext:value-type="string">
            <text:p>Third hand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hird Hand Tool with Magnifying Glass</text:p>
          </table:table-cell>
          <table:table-cell table:style-name="ce16"/>
        </table:table-row>
        <table:table-row table:style-name="ro4">
          <table:table-cell table:style-name="ce8" office:value-type="float" office:value="98" calcext:value-type="float">
            <text:p>98</text:p>
          </table:table-cell>
          <table:table-cell table:style-name="ce12" office:value-type="string" calcext:value-type="string">
            <text:p>Tool bag + soldering iron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IXPOINT 45243 tool bag + soldering iron, 20 parts</text:p>
          </table:table-cell>
          <table:table-cell table:style-name="ce16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 table:style-name="ce12" office:value-type="string" calcext:value-type="string">
            <text:p>Travel Adapt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KW 38462 including USB plug</text:p>
          </table:table-cell>
          <table:table-cell table:style-name="ce16"/>
        </table:table-row>
        <table:table-row table:style-name="ro4">
          <table:table-cell table:style-name="ce8" office:value-type="float" office:value="100" calcext:value-type="float">
            <text:p>100</text:p>
          </table:table-cell>
          <table:table-cell table:style-name="ce12" office:value-type="string" calcext:value-type="string">
            <text:p>Universal Mobile repair Kit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GB 44690 for smartphones, 17 parts, incl. Pentalobe</text:p>
          </table:table-cell>
          <table:table-cell table:style-name="ce16"/>
        </table:table-row>
        <table:table-row table:style-name="ro4">
          <table:table-cell table:style-name="ce8" office:value-type="float" office:value="101" calcext:value-type="float">
            <text:p>101</text:p>
          </table:table-cell>
          <table:table-cell table:style-name="ce12" office:value-type="string" calcext:value-type="string">
            <text:p>USB flash drive (32GB)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OS U301W0320E4 USB-Stick, USB 3.0, 32 GB, U301 white</text:p>
          </table:table-cell>
          <table:table-cell table:style-name="ce16"/>
        </table:table-row>
        <table:table-row table:style-name="ro2">
          <table:table-cell table:style-name="ce8" office:value-type="float" office:value="102" calcext:value-type="float">
            <text:p>102</text:p>
          </table:table-cell>
          <table:table-cell table:style-name="ce12" office:value-type="string" calcext:value-type="string">
            <text:p>USB Volt- &amp; Amperemet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USB Detector/DualDisplay Charger Doctor</text:p>
          </table:table-cell>
          <table:table-cell table:style-name="ce16"/>
        </table:table-row>
        <table:table-row table:style-name="ro2">
          <table:table-cell table:style-name="ce8" office:value-type="float" office:value="103" calcext:value-type="float">
            <text:p>103</text:p>
          </table:table-cell>
          <table:table-cell table:style-name="ce12" office:value-type="string" calcext:value-type="string">
            <text:p>Wire Cutt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ed &amp; slim</text:p>
          </table:table-cell>
          <table:table-cell table:style-name="ce16"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table:style-name="ce32" office:value-type="string" calcext:value-type="string">
            <text:p>Workplace Textile</text:p>
          </table:table-cell>
          <table:table-cell table:style-name="ce8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0 cotton</text:p>
          </table:table-cell>
          <table:table-cell table:style-name="ce16"/>
        </table:table-row>
        <table:table-row table:style-name="ro2" table:number-rows-repeated="104846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6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2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4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42P0"/>
    </number:currency-style>
    <number:currency-style style:name="N10144P0" style:volatile="true" number:language="de" number:country="D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0144" number:language="de" number:country="DE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0144P0"/>
    </number:currency-style>
    <number:currency-style style:name="N10146P0" style:volatile="true" number:language="de" number:country="D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14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146P0"/>
    </number:currency-style>
    <number:currency-style style:name="N1014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8P0"/>
    </number:currency-style>
    <style:style style:name="Default" style:family="table-cell">
      <style:table-cell-properties loext:vertical-justify="auto"/>
      <style:paragraph-properties css3t:text-justify="au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4.99mm" fo:margin-bottom="4.99mm" fo:margin-left="4.99mm" fo:margin-right="4.99mm" style:scale-to="9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.00.0000</text:date>, <text:time style:data-style-name="N2" text:time-value="19:43:41.819226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äuer</meta:initial-creator>
    <meta:creation-date>2019-07-23T20:06:16.790969130</meta:creation-date>
    <dc:date>2019-08-02T20:15:38.881245390</dc:date>
    <meta:editing-duration>PT1H15M43S</meta:editing-duration>
    <meta:editing-cycles>38</meta:editing-cycles>
    <meta:generator>LibreOffice/6.0.4.2$Linux_X86_64 LibreOffice_project/00m0$Build-2</meta:generator>
    <meta:printed-by>Martin Häuer</meta:printed-by>
    <meta:print-date>2019-07-23T20:09:32.239902599</meta:print-date>
    <meta:document-statistic meta:table-count="1" meta:cell-count="535" meta:object-count="0"/>
  </office:meta>
</office:document-meta>
</file>